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oint info: </text:p>
      <text:p text:style-name="Standard">joint_index：0</text:p>
      <text:p text:style-name="Standard"><text:s text:c="12"/>joint_name：b'wheel1'</text:p>
      <text:p text:style-name="Standard"><text:s text:c="12"/>joint_type：0</text:p>
      <text:p text:style-name="Standard"><text:s text:c="12"/>机器人第一个位置的变量索引：7</text:p>
      <text:p text:style-name="Standard"><text:s text:c="12"/>机器人第一个速度的变量索引：6</text:p>
      <text:p text:style-name="Standard"><text:s text:c="12"/>保留参数：1</text:p>
      <text:p text:style-name="Standard"><text:s text:c="12"/>joint_damping：0.0</text:p>
      <text:p text:style-name="Standard"><text:s text:c="12"/>joint_friction_coefficient：0.0</text:p>
      <text:p text:style-name="Standard"><text:s text:c="12"/>slider和revolute(hinge)类型的位移最小值：0.0</text:p>
      <text:p text:style-name="Standard"><text:s text:c="12"/>slider和revolute(hinge)类型的位移最大值：-1.0</text:p>
      <text:p text:style-name="Standard"><text:s text:c="12"/>关节驱动的最大值：0.0</text:p>
      <text:p text:style-name="Standard"><text:s text:c="12"/>关节的最大速度：0.0</text:p>
      <text:p text:style-name="Standard"><text:s text:c="12"/>node_name：b'wheel_backright'</text:p>
      <text:p text:style-name="Standard"><text:s text:c="12"/>局部框架中的关节轴系：(0.0, 0.0, 1.0)</text:p>
      <text:p text:style-name="Standard"><text:s text:c="12"/>父节点frame的关节位置：(0.0005939999999999973, 0.035, -0.039744)</text:p>
      <text:p text:style-name="Standard"><text:s text:c="12"/>父节点frame的关节方向：(-0.7035500256851828, -0.07084603791305943, 0.0708462981455654, 0.7035474414063843)</text:p>
      <text:p text:style-name="Standard"><text:s text:c="12"/>父节点的索引，若是基座返回-1：-1</text:p>
      <text:p text:style-name="Standard"/>
      <text:p text:style-name="Standard"/>
      <text:p text:style-name="Standard">joint_index：1</text:p>
      <text:p text:style-name="Standard"><text:s text:c="12"/>joint_name：b'wheel2'</text:p>
      <text:p text:style-name="Standard"><text:s text:c="12"/>joint_type：0</text:p>
      <text:p text:style-name="Standard"><text:s text:c="12"/>机器人第一个位置的变量索引：8</text:p>
      <text:p text:style-name="Standard"><text:s text:c="12"/>机器人第一个速度的变量索引：7</text:p>
      <text:p text:style-name="Standard"><text:s text:c="12"/>保留参数：1</text:p>
      <text:p text:style-name="Standard"><text:s text:c="12"/>joint_damping：0.0</text:p>
      <text:p text:style-name="Standard"><text:s text:c="12"/>joint_friction_coefficient：0.0</text:p>
      <text:p text:style-name="Standard"><text:s text:c="12"/>slider和revolute(hinge)类型的位移最小值：0.0</text:p>
      <text:p text:style-name="Standard"><text:s text:c="12"/>slider和revolute(hinge)类型的位移最大值：-1.0</text:p>
      <text:p text:style-name="Standard"><text:s text:c="12"/>关节驱动的最大值：0.0</text:p>
      <text:p text:style-name="Standard"><text:s text:c="12"/>关节的最大速度：0.0</text:p>
      <text:p text:style-name="Standard"><text:s text:c="12"/>node_name：b'wheel_backleft'</text:p>
      <text:p text:style-name="Standard"><text:s text:c="12"/>局部框架中的关节轴系：(0.0, 0.0, 1.0)</text:p>
      <text:p text:style-name="Standard"><text:s text:c="12"/>父节点frame的关节位置：(0.0005939999999999973, -0.035, -0.039744)</text:p>
      <text:p text:style-name="Standard"><text:s text:c="12"/>父节点frame的关节方向：(-0.7071080798594737, 0.0, 0.0, 0.7071054825112363)</text:p>
      <text:p text:style-name="Standard"><text:s text:c="12"/>父节点的索引，若是基座返回-1：-1</text:p>
      <text:p text:style-name="Standard"/>
      <text:p text:style-name="Standard"/>
      <text:p text:style-name="Standard">joint_index：2</text:p>
      <text:p text:style-name="Standard"><text:s text:c="12"/>joint_name：b'slide1'</text:p>
      <text:p text:style-name="Standard"><text:s text:c="12"/>joint_type：1</text:p>
      <text:p text:style-name="Standard"><text:s text:c="12"/>机器人第一个位置的变量索引：9</text:p>
      <text:p text:style-name="Standard"><text:s text:c="12"/>机器人第一个速度的变量索引：8</text:p>
      <text:p text:style-name="Standard"><text:soft-page-break/><text:s text:c="12"/>保留参数：1</text:p>
      <text:p text:style-name="Standard"><text:s text:c="12"/>joint_damping：0.0</text:p>
      <text:p text:style-name="Standard"><text:s text:c="12"/>joint_friction_coefficient：0.0</text:p>
      <text:p text:style-name="Standard"><text:s text:c="12"/>slider和revolute(hinge)类型的位移最小值：-0.05</text:p>
      <text:p text:style-name="Standard"><text:s text:c="12"/>slider和revolute(hinge)类型的位移最大值：0.05</text:p>
      <text:p text:style-name="Standard"><text:s text:c="12"/>关节驱动的最大值：0.0</text:p>
      <text:p text:style-name="Standard"><text:s text:c="12"/>关节的最大速度：0.0</text:p>
      <text:p text:style-name="Standard"><text:s text:c="12"/>node_name：b'slide_back'</text:p>
      <text:p text:style-name="Standard"><text:s text:c="12"/>局部框架中的关节轴系：(0.0, -1.0, 0.0)</text:p>
      <text:p text:style-name="Standard"><text:s text:c="12"/>父节点frame的关节位置：(-0.0014060000000000045, 0.0, 5.199999999999996e-05)</text:p>
      <text:p text:style-name="Standard"><text:s text:c="12"/>父节点frame的关节方向：(0.7071054825064661, 0.7071080798547033, -2.5973530075574152e-06, 2.5973434669646147e-06)</text:p>
      <text:p text:style-name="Standard"><text:s text:c="12"/>父节点的索引，若是基座返回-1：-1</text:p>
      <text:p text:style-name="Standard"/>
      <text:p text:style-name="Standard"/>
      <text:p text:style-name="Standard">joint_index：3</text:p>
      <text:p text:style-name="Standard"><text:s text:c="12"/>joint_name：b'yaw'</text:p>
      <text:p text:style-name="Standard"><text:s text:c="12"/>joint_type：0</text:p>
      <text:p text:style-name="Standard"><text:s text:c="12"/>机器人第一个位置的变量索引：10</text:p>
      <text:p text:style-name="Standard"><text:s text:c="12"/>机器人第一个速度的变量索引：9</text:p>
      <text:p text:style-name="Standard"><text:s text:c="12"/>保留参数：1</text:p>
      <text:p text:style-name="Standard"><text:s text:c="12"/>joint_damping：0.0</text:p>
      <text:p text:style-name="Standard"><text:s text:c="12"/>joint_friction_coefficient：0.0</text:p>
      <text:p text:style-name="Standard"><text:s text:c="12"/>slider和revolute(hinge)类型的位移最小值：-1.5708</text:p>
      <text:p text:style-name="Standard"><text:s text:c="12"/>slider和revolute(hinge)类型的位移最大值：1.5708</text:p>
      <text:p text:style-name="Standard"><text:s text:c="12"/>关节驱动的最大值：0.0</text:p>
      <text:p text:style-name="Standard"><text:s text:c="12"/>关节的最大速度：0.0</text:p>
      <text:p text:style-name="Standard"><text:s text:c="12"/>node_name：b'universal_pin'</text:p>
      <text:p text:style-name="Standard"><text:s text:c="12"/>局部框架中的关节轴系：(0.0, -1.0, 0.0)</text:p>
      <text:p text:style-name="Standard"><text:s text:c="12"/>父节点frame的关节位置：(0.0, -0.016870000000000003, -1.7347e-18)</text:p>
      <text:p text:style-name="Standard"><text:s text:c="12"/>父节点frame的关节方向：(0.49999999999662686, 0.5000018366025517, -0.49999999999662686, 0.49999816339744835)</text:p>
      <text:p text:style-name="Standard"><text:s text:c="12"/>父节点的索引，若是基座返回-1：2</text:p>
      <text:p text:style-name="Standard"/>
      <text:p text:style-name="Standard"/>
      <text:p text:style-name="Standard">joint_index：4</text:p>
      <text:p text:style-name="Standard"><text:s text:c="12"/>joint_name：b'pitch'</text:p>
      <text:p text:style-name="Standard"><text:s text:c="12"/>joint_type：0</text:p>
      <text:p text:style-name="Standard"><text:s text:c="12"/>机器人第一个位置的变量索引：11</text:p>
      <text:p text:style-name="Standard"><text:s text:c="12"/>机器人第一个速度的变量索引：10</text:p>
      <text:p text:style-name="Standard"><text:s text:c="12"/>保留参数：1</text:p>
      <text:p text:style-name="Standard"><text:s text:c="12"/>joint_damping：0.0</text:p>
      <text:p text:style-name="Standard"><text:s text:c="12"/>joint_friction_coefficient：0.0</text:p>
      <text:p text:style-name="Standard"><text:s text:c="12"/>slider和revolute(hinge)类型的位移最小值：-1.5708</text:p>
      <text:p text:style-name="Standard"><text:s text:c="12"/>slider和revolute(hinge)类型的位移最大值：1.5708</text:p>
      <text:p text:style-name="Standard"><text:soft-page-break/><text:s text:c="12"/>关节驱动的最大值：0.0</text:p>
      <text:p text:style-name="Standard"><text:s text:c="12"/>关节的最大速度：0.0</text:p>
      <text:p text:style-name="Standard"><text:s text:c="12"/>node_name：b'slide_front'</text:p>
      <text:p text:style-name="Standard"><text:s text:c="12"/>局部框架中的关节轴系：(-1.0, 0.0, 0.0)</text:p>
      <text:p text:style-name="Standard"><text:s text:c="12"/>父节点frame的关节位置：(-0.068, -1.9284e-09, -1.9284e-09)</text:p>
      <text:p text:style-name="Standard"><text:s text:c="12"/>父节点frame的关节方向：(0.49999999999662686, -0.49999999999662686, 0.5000018366025517, -0.49999816339744835)</text:p>
      <text:p text:style-name="Standard"><text:s text:c="12"/>父节点的索引，若是基座返回-1：3</text:p>
      <text:p text:style-name="Standard"/>
      <text:p text:style-name="Standard"/>
      <text:p text:style-name="Standard">joint_index：5</text:p>
      <text:p text:style-name="Standard"><text:s text:c="12"/>joint_name：b'slide2'</text:p>
      <text:p text:style-name="Standard"><text:s text:c="12"/>joint_type：1</text:p>
      <text:p text:style-name="Standard"><text:s text:c="12"/>机器人第一个位置的变量索引：12</text:p>
      <text:p text:style-name="Standard"><text:s text:c="12"/>机器人第一个速度的变量索引：11</text:p>
      <text:p text:style-name="Standard"><text:s text:c="12"/>保留参数：1</text:p>
      <text:p text:style-name="Standard"><text:s text:c="12"/>joint_damping：0.0</text:p>
      <text:p text:style-name="Standard"><text:s text:c="12"/>joint_friction_coefficient：0.0</text:p>
      <text:p text:style-name="Standard"><text:s text:c="12"/>slider和revolute(hinge)类型的位移最小值：-0.05</text:p>
      <text:p text:style-name="Standard"><text:s text:c="12"/>slider和revolute(hinge)类型的位移最大值：0.05</text:p>
      <text:p text:style-name="Standard"><text:s text:c="12"/>关节驱动的最大值：0.0</text:p>
      <text:p text:style-name="Standard"><text:s text:c="12"/>关节的最大速度：0.0</text:p>
      <text:p text:style-name="Standard"><text:s text:c="12"/>node_name：b'head'</text:p>
      <text:p text:style-name="Standard"><text:s text:c="12"/>局部框架中的关节轴系：(0.0, 0.0, 0.0)</text:p>
      <text:p text:style-name="Standard"><text:s text:c="12"/>父节点frame的关节位置：(1.7347e-18, 0.05113, 0.0)</text:p>
      <text:p text:style-name="Standard"><text:s text:c="12"/>父节点frame的关节方向：(0.9999999999932537, 0.0, 0.0, 3.6732051033465744e-06)</text:p>
      <text:p text:style-name="Standard"><text:s text:c="12"/>父节点的索引，若是基座返回-1：4</text:p>
      <text:p text:style-name="Standard"/>
      <text:p text:style-name="Standard"/>
      <text:p text:style-name="Standard">joint_index：6</text:p>
      <text:p text:style-name="Standard"><text:s text:c="12"/>joint_name：b'wheel3'</text:p>
      <text:p text:style-name="Standard"><text:s text:c="12"/>joint_type：0</text:p>
      <text:p text:style-name="Standard"><text:s text:c="12"/>机器人第一个位置的变量索引：13</text:p>
      <text:p text:style-name="Standard"><text:s text:c="12"/>机器人第一个速度的变量索引：12</text:p>
      <text:p text:style-name="Standard"><text:s text:c="12"/>保留参数：1</text:p>
      <text:p text:style-name="Standard"><text:s text:c="12"/>joint_damping：0.0</text:p>
      <text:p text:style-name="Standard"><text:s text:c="12"/>joint_friction_coefficient：0.0</text:p>
      <text:p text:style-name="Standard"><text:s text:c="12"/>slider和revolute(hinge)类型的位移最小值：0.0</text:p>
      <text:p text:style-name="Standard"><text:s text:c="12"/>slider和revolute(hinge)类型的位移最大值：-1.0</text:p>
      <text:p text:style-name="Standard"><text:s text:c="12"/>关节驱动的最大值：0.0</text:p>
      <text:p text:style-name="Standard"><text:s text:c="12"/>关节的最大速度：0.0</text:p>
      <text:p text:style-name="Standard"><text:s text:c="12"/>node_name：b'wheel_frontright'</text:p>
      <text:p text:style-name="Standard"><text:s text:c="12"/>局部框架中的关节轴系：(0.0, 0.0, 1.0)</text:p>
      <text:p text:style-name="Standard"><text:s text:c="12"/>父节点frame的关节位置：(-0.034999976398, -0.0005935000000000001, -0.039743497999999995)</text:p>
      <text:p text:style-name="Standard"><text:soft-page-break/><text:s text:c="12"/>父节点frame的关节方向：(0.49999999999662686, 0.5000018366025517, 0.49999999999662686, -0.49999816339744835)</text:p>
      <text:p text:style-name="Standard"><text:s text:c="12"/>父节点的索引，若是基座返回-1：5</text:p>
      <text:p text:style-name="Standard"/>
      <text:p text:style-name="Standard"/>
      <text:p text:style-name="Standard">joint_index：7</text:p>
      <text:p text:style-name="Standard"><text:s text:c="12"/>joint_name：b'wheel4'</text:p>
      <text:p text:style-name="Standard"><text:s text:c="12"/>joint_type：0</text:p>
      <text:p text:style-name="Standard"><text:s text:c="12"/>机器人第一个位置的变量索引：14</text:p>
      <text:p text:style-name="Standard"><text:s text:c="12"/>机器人第一个速度的变量索引：13</text:p>
      <text:p text:style-name="Standard"><text:s text:c="12"/>保留参数：1</text:p>
      <text:p text:style-name="Standard"><text:s text:c="12"/>joint_damping：0.0</text:p>
      <text:p text:style-name="Standard"><text:s text:c="12"/>joint_friction_coefficient：0.0</text:p>
      <text:p text:style-name="Standard"><text:s text:c="12"/>slider和revolute(hinge)类型的位移最小值：0.0</text:p>
      <text:p text:style-name="Standard"><text:s text:c="12"/>slider和revolute(hinge)类型的位移最大值：-1.0</text:p>
      <text:p text:style-name="Standard"><text:s text:c="12"/>关节驱动的最大值：0.0</text:p>
      <text:p text:style-name="Standard"><text:s text:c="12"/>关节的最大速度：0.0</text:p>
      <text:p text:style-name="Standard"><text:s text:c="12"/>node_name：b'wheel_frontleft'</text:p>
      <text:p text:style-name="Standard"><text:s text:c="12"/>局部框架中的关节轴系：(0.0, 0.0, 1.0)</text:p>
      <text:p text:style-name="Standard"><text:s text:c="12"/>父节点frame的关节位置：(0.035000023602000004, -0.0005935000000000001, -0.039743497999999995)</text:p>
      <text:p text:style-name="Standard"><text:s text:c="12"/>父节点frame的关节方向：(0.49999999999662686, 0.5000018366025517, 0.49999999999662686, -0.49999816339744835)</text:p>
      <text:p text:style-name="Standard"><text:s text:c="12"/>父节点的索引，若是基座返回-1：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3:53:33.497415613</meta:creation-date>
    <meta:generator>LibreOffice/6.4.6.2$Linux_X86_64 LibreOffice_project/40$Build-2</meta:generator>
    <dc:date>2021-04-13T13:54:42.465975753</dc:date>
    <meta:editing-duration>PT1M9S</meta:editing-duration>
    <meta:editing-cycles>1</meta:editing-cycles>
    <meta:document-statistic meta:table-count="0" meta:image-count="0" meta:object-count="0" meta:page-count="4" meta:paragraph-count="137" meta:word-count="1250" meta:character-count="5088" meta:non-whitespace-character-count="3494"/>
  </office:meta>
</office:document-meta>
</file>